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ce181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0"/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string" calcext:value-type="string">
            <text:p>9C00</text:p>
          </table:table-cell>
          <table:table-cell office:value-type="float" office:value="100" calcext:value-type="float">
            <text:p>100</text:p>
          </table:table-cell>
          <table:table-cell table:formula="of:=HEX2DEC([.B2])" office:value-type="float" office:value="39936" calcext:value-type="float">
            <text:p>39936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9D00" calcext:value-type="string">
            <text:p>9D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DEC2HEX([.D3])" office:value-type="string" office:string-value="9D00" calcext:value-type="string">
            <text:p>9D00</text:p>
          </table:table-cell>
          <table:table-cell office:value-type="float" office:value="100" calcext:value-type="float">
            <text:p>100</text:p>
          </table:table-cell>
          <table:table-cell table:formula="of:=[.D2]+[.E2]" office:value-type="float" office:value="40192" calcext:value-type="float">
            <text:p>40192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9E00" calcext:value-type="string">
            <text:p>9E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DEC2HEX([.D4])" office:value-type="string" office:string-value="9E00" calcext:value-type="string">
            <text:p>9E00</text:p>
          </table:table-cell>
          <table:table-cell office:value-type="float" office:value="100" calcext:value-type="float">
            <text:p>100</text:p>
          </table:table-cell>
          <table:table-cell table:formula="of:=[.D3]+[.E3]" office:value-type="float" office:value="40448" calcext:value-type="float">
            <text:p>40448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9F00" calcext:value-type="string">
            <text:p>9F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5])" office:value-type="string" office:string-value="9F00" calcext:value-type="string">
            <text:p>9F00</text:p>
          </table:table-cell>
          <table:table-cell table:style-name="ce23" office:value-type="string" calcext:value-type="string">
            <text:p>c32</text:p>
          </table:table-cell>
          <table:table-cell table:style-name="ce31" table:formula="of:=[.D4]+[.E4]" office:value-type="float" office:value="40704" calcext:value-type="float">
            <text:p>4070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AB32" calcext:value-type="string">
            <text:p>AB32</text:p>
          </table:table-cell>
          <table:table-cell/>
          <table:table-cell table:style-name="ce5"/>
          <table:table-cell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15" table:formula="of:=DEC2HEX([.D6])" office:value-type="string" office:string-value="AB32" calcext:value-type="string">
            <text:p>AB32</text:p>
          </table:table-cell>
          <table:table-cell table:style-name="ce15" office:value-type="string" calcext:value-type="string">
            <text:p>ce</text:p>
          </table:table-cell>
          <table:table-cell table:style-name="ce8" table:formula="of:=[.D5]+[.E5]" office:value-type="float" office:value="43826" calcext:value-type="float">
            <text:p>43826</text:p>
          </table:table-cell>
          <table:table-cell table:style-name="ce8" table:formula="of:=HEX2DEC([.C6])" office:value-type="float" office:value="206" calcext:value-type="float">
            <text:p>206</text:p>
          </table:table-cell>
          <table:table-cell table:style-name="ce21" table:formula="of:=DEC2HEX([.D6]+[.E6])" office:value-type="string" office:string-value="AC00" calcext:value-type="string">
            <text:p>AC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7])" office:value-type="string" office:string-value="AC00" calcext:value-type="string">
            <text:p>AC00</text:p>
          </table:table-cell>
          <table:table-cell table:style-name="ce23" office:value-type="float" office:value="800" calcext:value-type="float">
            <text:p>800</text:p>
          </table:table-cell>
          <table:table-cell table:style-name="ce31" table:formula="of:=[.D6]+[.E6]" office:value-type="float" office:value="44032" calcext:value-type="float">
            <text:p>44032</text:p>
          </table:table-cell>
          <table:table-cell table:style-name="ce31"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B400" calcext:value-type="string">
            <text:p>B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8])" office:value-type="string" office:string-value="B400" calcext:value-type="string">
            <text:p>B400</text:p>
          </table:table-cell>
          <table:table-cell table:style-name="ce13" office:value-type="float" office:value="800" calcext:value-type="float">
            <text:p>800</text:p>
          </table:table-cell>
          <table:table-cell table:style-name="ce7" table:formula="of:=[.D7]+[.E7]" office:value-type="float" office:value="46080" calcext:value-type="float">
            <text:p>46080</text:p>
          </table:table-cell>
          <table:table-cell table:style-name="ce7" table:formula="of:=HEX2DEC([.C8])" office:value-type="float" office:value="2048" calcext:value-type="float">
            <text:p>2048</text:p>
          </table:table-cell>
          <table:table-cell table:formula="of:=DEC2HEX([.D8]+[.E8])" office:value-type="string" office:string-value="BC00" calcext:value-type="string">
            <text:p>BC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HARSET_ADDRESS </text:p>
          </table:table-cell>
          <table:table-cell office:value-type="string" calcext:value-type="string">
            <text:p>BC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9])" office:value-type="float" office:value="48128" calcext:value-type="float">
            <text:p>48128</text:p>
          </table:table-cell>
          <table:table-cell table:formula="of:=HEX2DEC([.C9])" office:value-type="float" office:value="1024" calcext:value-type="float">
            <text:p>1024</text:p>
          </table:table-cell>
          <table:table-cell table:formula="of:=DEC2HEX([.D9]+[.E9])" office:value-type="string" office:string-value="C000" calcext:value-type="string">
            <text:p>C0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10])" office:value-type="float" office:value="49152" calcext:value-type="float">
            <text:p>49152</text:p>
          </table:table-cell>
          <table:table-cell table:formula="of:=HEX2DEC([.C10])" office:value-type="float" office:value="4096" calcext:value-type="float">
            <text:p>4096</text:p>
          </table:table-cell>
          <table:table-cell table:formula="of:=DEC2HEX([.D10]+[.E10])" office:value-type="string" office:string-value="D000" calcext:value-type="string">
            <text:p>D000</text:p>
          </table:table-cell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1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10]+[.E10]" office:value-type="float" office:value="53248" calcext:value-type="float">
            <text:p>53248</text:p>
          </table:table-cell>
          <table:table-cell table:style-name="ce8" table:formula="of:=HEX2DEC([.C11])" office:value-type="float" office:value="2048" calcext:value-type="float">
            <text:p>2048</text:p>
          </table:table-cell>
          <table:table-cell table:style-name="ce21" table:formula="of:=DEC2HEX([.D11]+[.E11])" office:value-type="string" office:string-value="D800" calcext:value-type="string">
            <text:p>D8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2])" office:value-type="string" office:string-value="D800" calcext:value-type="string">
            <text:p>D800</text:p>
          </table:table-cell>
          <table:table-cell table:style-name="ce19" office:value-type="float" office:value="800" calcext:value-type="float">
            <text:p>800</text:p>
          </table:table-cell>
          <table:table-cell table:style-name="ce7" table:formula="of:=[.D11]+[.E11]" office:value-type="float" office:value="55296" calcext:value-type="float">
            <text:p>55296</text:p>
          </table:table-cell>
          <table:table-cell table:style-name="ce7" table:formula="of:=HEX2DEC([.C12])" office:value-type="float" office:value="2048" calcext:value-type="float">
            <text:p>2048</text:p>
          </table:table-cell>
          <table:table-cell table:style-name="ce22" table:formula="of:=DEC2HEX([.D12]+[.E12])" office:value-type="string" office:string-value="E000" calcext:value-type="string">
            <text:p>E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3])" office:value-type="string" office:string-value="E000" calcext:value-type="string">
            <text:p>E000</text:p>
          </table:table-cell>
          <table:table-cell table:style-name="ce3" office:value-type="float" office:value="400" calcext:value-type="float">
            <text:p>400</text:p>
          </table:table-cell>
          <table:table-cell table:formula="of:=[.D12]+[.E12]" office:value-type="float" office:value="57344" calcext:value-type="float">
            <text:p>57344</text:p>
          </table:table-cell>
          <table:table-cell table:formula="of:=HEX2DEC([.C13])" office:value-type="float" office:value="1024" calcext:value-type="float">
            <text:p>1024</text:p>
          </table:table-cell>
          <table:table-cell table:formula="of:=DEC2HEX([.D13]+[.E13])" office:value-type="string" office:string-value="E400" calcext:value-type="string">
            <text:p>E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4])" office:value-type="string" office:string-value="E400" calcext:value-type="string">
            <text:p>E400</text:p>
          </table:table-cell>
          <table:table-cell table:style-name="ce19" office:value-type="string" calcext:value-type="string">
            <text:p>A00</text:p>
          </table:table-cell>
          <table:table-cell table:style-name="ce7" table:formula="of:=[.D13]+[.E13]" office:value-type="float" office:value="58368" calcext:value-type="float">
            <text:p>58368</text:p>
          </table:table-cell>
          <table:table-cell table:style-name="ce7" table:formula="of:=HEX2DEC([.C14])" office:value-type="float" office:value="2560" calcext:value-type="float">
            <text:p>2560</text:p>
          </table:table-cell>
          <table:table-cell table:style-name="ce22" table:formula="of:=DEC2HEX([.D14]+[.E14])" office:value-type="string" office:string-value="EE00" calcext:value-type="string">
            <text:p>EE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5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4]+[.E14]" office:value-type="float" office:value="60928" calcext:value-type="float">
            <text:p>60928</text:p>
          </table:table-cell>
          <table:table-cell table:style-name="ce8" table:formula="of:=HEX2DEC([.C15])" office:value-type="float" office:value="511" calcext:value-type="float">
            <text:p>511</text:p>
          </table:table-cell>
          <table:table-cell table:style-name="ce21" table:formula="of:=DEC2HEX([.D15]+[.E15])" office:value-type="string" office:string-value="EFFF" calcext:value-type="string">
            <text:p>EFF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23:58:16.67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4-27T12:14:57.685000000</dc:date>
    <meta:editing-duration>P2DT6H19M40S</meta:editing-duration>
    <meta:editing-cycles>20</meta:editing-cycles>
    <meta:generator>LibreOffice/6.0.7.3$Windows_X86_64 LibreOffice_project/dc89aa7a9eabfd848af146d5086077aeed2ae4a5</meta:generator>
    <meta:document-statistic meta:table-count="1" meta:cell-count="90" meta:object-count="0"/>
  </office:meta>
</office:document-meta>
</file>